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formula="of:=ROW()-1" office:value-type="float" office:value="0">
            <text:p>0</text:p>
          </table:table-cell>
          <table:table-cell office:value-type="string">
            <text:p>U12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3" office:value-type="string">
            <text:p>H9161CT-ND</text:p>
          </table:table-cell>
          <table:table-cell office:value-type="string">
            <text:p>U.FL-R-SMT(10)</text:p>
          </table:table-cell>
          <table:table-cell/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C4, C5, C6</text:p>
          </table:table-cell>
          <table:table-cell office:value-type="float" office:value="3">
            <text:p>3</text:p>
          </table:table-cell>
          <table:table-cell office:value-type="string">
            <text:p>33 pF</text:p>
          </table:table-cell>
          <table:table-cell office:value-type="string">
            <text:p>0805</text:p>
          </table:table-cell>
          <table:table-cell office:value-type="string">
            <text:p>1276-1105-1-ND</text:p>
          </table:table-cell>
          <table:table-cell office:value-type="string">
            <text:p>CL21C330JBANNNC</text:p>
          </table:table-cell>
          <table:table-cell/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C9, C14, C15</text:p>
          </table:table-cell>
          <table:table-cell office:value-type="float" office:value="3">
            <text:p>3</text:p>
          </table:table-cell>
          <table:table-cell office:value-type="string">
            <text:p>0.01 uF</text:p>
          </table:table-cell>
          <table:table-cell office:value-type="string">
            <text:p>0805</text:p>
          </table:table-cell>
          <table:table-cell office:value-type="string">
            <text:p>445-1343-1-ND</text:p>
          </table:table-cell>
          <table:table-cell office:value-type="string">
            <text:p>C2012X7R2A103K085AA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C1, C2, C18, C7</text:p>
          </table:table-cell>
          <table:table-cell office:value-type="float" office:value="4">
            <text:p>4</text:p>
          </table:table-cell>
          <table:table-cell office:value-type="string">
            <text:p>0.1 uF</text:p>
          </table:table-cell>
          <table:table-cell office:value-type="string">
            <text:p>0805</text:p>
          </table:table-cell>
          <table:table-cell office:value-type="string">
            <text:p>1276-1007-1-ND</text:p>
          </table:table-cell>
          <table:table-cell office:value-type="string">
            <text:p>CL21F104ZBCNNNC</text:p>
          </table:table-cell>
          <table:table-cell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 office:value-type="string">
            <text:p>1 uF</text:p>
          </table:table-cell>
          <table:table-cell office:value-type="string">
            <text:p>0805</text:p>
          </table:table-cell>
          <table:table-cell office:value-type="string">
            <text:p>1276-1066-1-ND</text:p>
          </table:table-cell>
          <table:table-cell office:value-type="string">
            <text:p>CL21B105KAFNNNE</text:p>
          </table:table-cell>
          <table:table-cell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C3, C21</text:p>
          </table:table-cell>
          <table:table-cell office:value-type="float" office:value="2">
            <text:p>2</text:p>
          </table:table-cell>
          <table:table-cell office:value-type="string">
            <text:p>10 uF</text:p>
          </table:table-cell>
          <table:table-cell office:value-type="string">
            <text:p>0805</text:p>
          </table:table-cell>
          <table:table-cell office:value-type="string">
            <text:p>490-3340-1-ND</text:p>
          </table:table-cell>
          <table:table-cell office:value-type="string">
            <text:p>GRM219R60J106KE19D</text:p>
          </table:table-cell>
          <table:table-cell/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office:value-type="string">
            <text:p>100 uF</text:p>
          </table:table-cell>
          <table:table-cell office:value-type="string">
            <text:p>0805</text:p>
          </table:table-cell>
          <table:table-cell office:value-type="string">
            <text:p>493-1210-ND</text:p>
          </table:table-cell>
          <table:table-cell office:value-type="string">
            <text:p>UVR2F101MHD</text:p>
          </table:table-cell>
          <table:table-cell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C19, C12, C13</text:p>
          </table:table-cell>
          <table:table-cell office:value-type="float" office:value="3">
            <text:p>3</text:p>
          </table:table-cell>
          <table:table-cell office:value-type="string">
            <text:p>220 uF</text:p>
          </table:table-cell>
          <table:table-cell office:value-type="string">
            <text:p>Through Hole</text:p>
          </table:table-cell>
          <table:table-cell office:value-type="string">
            <text:p>493-1579-ND</text:p>
          </table:table-cell>
          <table:table-cell office:value-type="string">
            <text:p>UHE1V221MPD6</text:p>
          </table:table-cell>
          <table:table-cell/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C11, C16, C17</text:p>
          </table:table-cell>
          <table:table-cell office:value-type="float" office:value="3">
            <text:p>3</text:p>
          </table:table-cell>
          <table:table-cell office:value-type="string">
            <text:p>470 uF</text:p>
          </table:table-cell>
          <table:table-cell office:value-type="string">
            <text:p>Through Hole</text:p>
          </table:table-cell>
          <table:table-cell office:value-type="string">
            <text:p>P14419-ND</text:p>
          </table:table-cell>
          <table:table-cell office:value-type="string">
            <text:p>EEU-FR1E471</text:p>
          </table:table-cell>
          <table:table-cell/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C20</text:p>
          </table:table-cell>
          <table:table-cell office:value-type="float" office:value="1">
            <text:p>1</text:p>
          </table:table-cell>
          <table:table-cell office:value-type="string">
            <text:p>1000 uF</text:p>
          </table:table-cell>
          <table:table-cell office:value-type="string">
            <text:p>Through Hole</text:p>
          </table:table-cell>
          <table:table-cell office:value-type="string">
            <text:p>493-1065-ND</text:p>
          </table:table-cell>
          <table:table-cell office:value-type="string">
            <text:p>UVR1E102MPD</text:p>
          </table:table-cell>
          <table:table-cell/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R13, R15, R18</text:p>
          </table:table-cell>
          <table:table-cell office:value-type="float" office:value="3">
            <text:p>3</text:p>
          </table:table-cell>
          <table:table-cell office:value-type="string">
            <text:p>22 Ohms</text:p>
          </table:table-cell>
          <table:table-cell office:value-type="string">
            <text:p>0805</text:p>
          </table:table-cell>
          <table:table-cell office:value-type="string">
            <text:p>P22.0CCT-ND</text:p>
          </table:table-cell>
          <table:table-cell office:value-type="string">
            <text:p>ERJ-6ENF22R0V</text:p>
          </table:table-cell>
          <table:table-cell/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R2, R3, R4, R5</text:p>
          </table:table-cell>
          <table:table-cell office:value-type="float" office:value="4">
            <text:p>4</text:p>
          </table:table-cell>
          <table:table-cell office:value-type="string">
            <text:p>1 kOhms</text:p>
          </table:table-cell>
          <table:table-cell office:value-type="string">
            <text:p>0805</text:p>
          </table:table-cell>
          <table:table-cell office:value-type="string">
            <text:p>P1.0KADCT-ND</text:p>
          </table:table-cell>
          <table:table-cell office:value-type="string">
            <text:p>ERJ-P06J102V</text:p>
          </table:table-cell>
          <table:table-cell/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R28</text:p>
          </table:table-cell>
          <table:table-cell office:value-type="float" office:value="1">
            <text:p>1</text:p>
          </table:table-cell>
          <table:table-cell office:value-type="string">
            <text:p>1.6 kOhms</text:p>
          </table:table-cell>
          <table:table-cell office:value-type="string">
            <text:p>0805</text:p>
          </table:table-cell>
          <table:table-cell office:value-type="string">
            <text:p>P1.60KCCT-ND</text:p>
          </table:table-cell>
          <table:table-cell office:value-type="string">
            <text:p>ERJ-6ENF1601V</text:p>
          </table:table-cell>
          <table:table-cell/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R1, R16, R21</text:p>
          </table:table-cell>
          <table:table-cell office:value-type="float" office:value="3">
            <text:p>3</text:p>
          </table:table-cell>
          <table:table-cell office:value-type="string">
            <text:p>2.2 kOhms</text:p>
          </table:table-cell>
          <table:table-cell office:value-type="string">
            <text:p>0805</text:p>
          </table:table-cell>
          <table:table-cell office:value-type="string">
            <text:p>P2.2KACT-ND</text:p>
          </table:table-cell>
          <table:table-cell office:value-type="string">
            <text:p>ERJ-6GEYJ222V</text:p>
          </table:table-cell>
          <table:table-cell/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R24, R29, R31, R33</text:p>
          </table:table-cell>
          <table:table-cell office:value-type="float" office:value="4">
            <text:p>4</text:p>
          </table:table-cell>
          <table:table-cell office:value-type="string">
            <text:p>2.21 kOhms</text:p>
          </table:table-cell>
          <table:table-cell office:value-type="string">
            <text:p>0805</text:p>
          </table:table-cell>
          <table:table-cell office:value-type="string">
            <text:p>P2.21KCCT-ND</text:p>
          </table:table-cell>
          <table:table-cell office:value-type="string">
            <text:p>ERJ-6ENF2211V</text:p>
          </table:table-cell>
          <table:table-cell/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R25</text:p>
          </table:table-cell>
          <table:table-cell office:value-type="float" office:value="1">
            <text:p>1</text:p>
          </table:table-cell>
          <table:table-cell office:value-type="string">
            <text:p>2.61 kOhms</text:p>
          </table:table-cell>
          <table:table-cell office:value-type="string">
            <text:p>0805</text:p>
          </table:table-cell>
          <table:table-cell office:value-type="string">
            <text:p>P2.61KDACT-ND</text:p>
          </table:table-cell>
          <table:table-cell office:value-type="string">
            <text:p>ERA-6AEB2611V</text:p>
          </table:table-cell>
          <table:table-cell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R22, R26, R27</text:p>
          </table:table-cell>
          <table:table-cell office:value-type="float" office:value="3">
            <text:p>3</text:p>
          </table:table-cell>
          <table:table-cell office:value-type="string">
            <text:p>2.7 kOhms</text:p>
          </table:table-cell>
          <table:table-cell office:value-type="string">
            <text:p>0805</text:p>
          </table:table-cell>
          <table:table-cell office:value-type="string">
            <text:p>P2.7KACT-ND</text:p>
          </table:table-cell>
          <table:table-cell office:value-type="string">
            <text:p>ERJ-6GEYJ272V</text:p>
          </table:table-cell>
          <table:table-cell/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R35</text:p>
          </table:table-cell>
          <table:table-cell office:value-type="float" office:value="1">
            <text:p>1</text:p>
          </table:table-cell>
          <table:table-cell office:value-type="string">
            <text:p>2.8 kOhms</text:p>
          </table:table-cell>
          <table:table-cell office:value-type="string">
            <text:p>0805</text:p>
          </table:table-cell>
          <table:table-cell office:value-type="string">
            <text:p>P2.8KDACT-ND</text:p>
          </table:table-cell>
          <table:table-cell office:value-type="string">
            <text:p>ERA-6AEB2801V</text:p>
          </table:table-cell>
          <table:table-cell/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R30, R32</text:p>
          </table:table-cell>
          <table:table-cell office:value-type="float" office:value="2">
            <text:p>2</text:p>
          </table:table-cell>
          <table:table-cell office:value-type="string">
            <text:p>3.57 kOhms</text:p>
          </table:table-cell>
          <table:table-cell office:value-type="string">
            <text:p>0805</text:p>
          </table:table-cell>
          <table:table-cell office:value-type="string">
            <text:p>P3.57KCCT-ND</text:p>
          </table:table-cell>
          <table:table-cell office:value-type="string">
            <text:p>ERJ-6ENF3571V</text:p>
          </table:table-cell>
          <table:table-cell/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R8, R9</text:p>
          </table:table-cell>
          <table:table-cell office:value-type="float" office:value="2">
            <text:p>2</text:p>
          </table:table-cell>
          <table:table-cell office:value-type="string">
            <text:p>3.6 kOhms</text:p>
          </table:table-cell>
          <table:table-cell office:value-type="string">
            <text:p>0805</text:p>
          </table:table-cell>
          <table:table-cell office:value-type="string">
            <text:p>P3.6KACT-ND</text:p>
          </table:table-cell>
          <table:table-cell office:value-type="string">
            <text:p>ERJ-6GEYJ362V</text:p>
          </table:table-cell>
          <table:table-cell/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R6, R12, R17</text:p>
          </table:table-cell>
          <table:table-cell office:value-type="float" office:value="3">
            <text:p>3</text:p>
          </table:table-cell>
          <table:table-cell office:value-type="string">
            <text:p>4.7 kOhms</text:p>
          </table:table-cell>
          <table:table-cell office:value-type="string">
            <text:p>0805</text:p>
          </table:table-cell>
          <table:table-cell office:value-type="string">
            <text:p>P4.7KACT-ND</text:p>
          </table:table-cell>
          <table:table-cell office:value-type="string">
            <text:p>ERJ-6GEYJ472V</text:p>
          </table:table-cell>
          <table:table-cell/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R23, R34</text:p>
          </table:table-cell>
          <table:table-cell office:value-type="float" office:value="2">
            <text:p>2</text:p>
          </table:table-cell>
          <table:table-cell office:value-type="string">
            <text:p>4.99 kOhms</text:p>
          </table:table-cell>
          <table:table-cell office:value-type="string">
            <text:p>0805</text:p>
          </table:table-cell>
          <table:table-cell office:value-type="string">
            <text:p>P4.99KCCT-ND</text:p>
          </table:table-cell>
          <table:table-cell office:value-type="string">
            <text:p>ERJ-6ENF4991V</text:p>
          </table:table-cell>
          <table:table-cell/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R7, R11</text:p>
          </table:table-cell>
          <table:table-cell office:value-type="float" office:value="2">
            <text:p>2</text:p>
          </table:table-cell>
          <table:table-cell office:value-type="string">
            <text:p>10 kOhms</text:p>
          </table:table-cell>
          <table:table-cell office:value-type="string">
            <text:p>0805</text:p>
          </table:table-cell>
          <table:table-cell office:value-type="string">
            <text:p>P10.0KCCT-ND</text:p>
          </table:table-cell>
          <table:table-cell office:value-type="string">
            <text:p>ERJ-6ENF1002V</text:p>
          </table:table-cell>
          <table:table-cell/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office:value-type="string">
            <text:p>15 kOhms</text:p>
          </table:table-cell>
          <table:table-cell office:value-type="string">
            <text:p>0805</text:p>
          </table:table-cell>
          <table:table-cell office:value-type="string">
            <text:p>P15KACT-ND</text:p>
          </table:table-cell>
          <table:table-cell office:value-type="string">
            <text:p>ERJ-6GEYJ153V</text:p>
          </table:table-cell>
          <table:table-cell/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R10, R14, R20</text:p>
          </table:table-cell>
          <table:table-cell office:value-type="float" office:value="3">
            <text:p>3</text:p>
          </table:table-cell>
          <table:table-cell office:value-type="string">
            <text:p>47 kOhms</text:p>
          </table:table-cell>
          <table:table-cell office:value-type="string">
            <text:p>0805</text:p>
          </table:table-cell>
          <table:table-cell office:value-type="string">
            <text:p>P47KACT-ND</text:p>
          </table:table-cell>
          <table:table-cell office:value-type="string">
            <text:p>ERJ-6GEYJ473V</text:p>
          </table:table-cell>
          <table:table-cell/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L4</text:p>
          </table:table-cell>
          <table:table-cell office:value-type="float" office:value="1">
            <text:p>1</text:p>
          </table:table-cell>
          <table:table-cell office:value-type="string">
            <text:p>25 uH</text:p>
          </table:table-cell>
          <table:table-cell office:value-type="string">
            <text:p>Through Hole</text:p>
          </table:table-cell>
          <table:table-cell office:value-type="string">
            <text:p>495-5605-1-ND</text:p>
          </table:table-cell>
          <table:table-cell office:value-type="string">
            <text:p>B82133A5152M</text:p>
          </table:table-cell>
          <table:table-cell/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L2, L3</text:p>
          </table:table-cell>
          <table:table-cell office:value-type="float" office:value="2">
            <text:p>2</text:p>
          </table:table-cell>
          <table:table-cell office:value-type="string">
            <text:p>50 uH</text:p>
          </table:table-cell>
          <table:table-cell office:value-type="string">
            <text:p>Through Hole</text:p>
          </table:table-cell>
          <table:table-cell office:value-type="string">
            <text:p>513-1548-ND</text:p>
          </table:table-cell>
          <table:table-cell office:value-type="string">
            <text:p>CTX50-2-52-R</text:p>
          </table:table-cell>
          <table:table-cell/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0 uH</text:p>
          </table:table-cell>
          <table:table-cell office:value-type="string">
            <text:p>Through Hole</text:p>
          </table:table-cell>
          <table:table-cell office:value-type="string">
            <text:p>513-1673-ND</text:p>
          </table:table-cell>
          <table:table-cell office:value-type="string">
            <text:p>CTX100-1-52-R</text:p>
          </table:table-cell>
          <table:table-cell/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D6, D7, D8, D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O-220-2</text:p>
          </table:table-cell>
          <table:table-cell office:value-type="string">
            <text:p>MBR745GOS-ND</text:p>
          </table:table-cell>
          <table:table-cell office:value-type="string">
            <text:p>MBR745G</text:p>
          </table:table-cell>
          <table:table-cell/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D1, D2, D4, D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-1 (3mm)</text:p>
          </table:table-cell>
          <table:table-cell office:value-type="string">
            <text:p>160-1958-ND</text:p>
          </table:table-cell>
          <table:table-cell office:value-type="string">
            <text:p>LTL-4231N-1</text:p>
          </table:table-cell>
          <table:table-cell office:value-type="string">
            <text:p>DNP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C15AA-128-NCH-STD</text:p>
          </table:table-cell>
          <table:table-cell office:value-type="string">
            <text:p>Consigned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U8, U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O-220-7</text:p>
          </table:table-cell>
          <table:table-cell office:value-type="string">
            <text:p>LT1074CT7#PBF-ND</text:p>
          </table:table-cell>
          <table:table-cell office:value-type="string">
            <text:p>LT1074CT7#PBF</text:p>
          </table:table-cell>
          <table:table-cell/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U6, U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8 Pin DIP </text:p>
          </table:table-cell>
          <table:table-cell office:value-type="string">
            <text:p>LT1176CN8#PBF-ND</text:p>
          </table:table-cell>
          <table:table-cell office:value-type="string">
            <text:p>LT1176CN8#PBF</text:p>
          </table:table-cell>
          <table:table-cell/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U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SOT23-8</text:p>
          </table:table-cell>
          <table:table-cell office:value-type="string">
            <text:p>LTC2951ITS8-1#TRMPBFCT-ND </text:p>
          </table:table-cell>
          <table:table-cell office:value-type="string">
            <text:p>LTC2951ITS8-1#TRMPBF</text:p>
          </table:table-cell>
          <table:table-cell/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Q1, Q2, Q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T23</text:p>
          </table:table-cell>
          <table:table-cell office:value-type="string">
            <text:p>MMBT2222ATPMSCT-ND</text:p>
          </table:table-cell>
          <table:table-cell office:value-type="string">
            <text:p>MMBT2222A-TP</text:p>
          </table:table-cell>
          <table:table-cell/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 x 1 Through Hole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 x 1 Through Hole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-SUB</text:p>
          </table:table-cell>
          <table:table-cell office:value-type="string">
            <text:p>A35107-ND</text:p>
          </table:table-cell>
          <table:table-cell office:value-type="string">
            <text:p>1734354-1</text:p>
          </table:table-cell>
          <table:table-cell/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S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nged SIM slot</text:p>
          </table:table-cell>
          <table:table-cell office:value-type="string">
            <text:p>WM3284CT-ND</text:p>
          </table:table-cell>
          <table:table-cell office:value-type="float" office:value="470230001">
            <text:p>470230001</text:p>
          </table:table-cell>
          <table:table-cell/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ired through case</text:p>
          </table:table-cell>
          <table:table-cell office:value-type="string">
            <text:p>GH7270-ND</text:p>
          </table:table-cell>
          <table:table-cell office:value-type="string">
            <text:p>30-102</text:p>
          </table:table-cell>
          <table:table-cell office:value-type="string">
            <text:p>DNP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 x1 Male Header</text:p>
          </table:table-cell>
          <table:table-cell office:value-type="string">
            <text:p>S9014E-05-ND</text:p>
          </table:table-cell>
          <table:table-cell office:value-type="string">
            <text:p>GRPB051VWVN-RC</text:p>
          </table:table-cell>
          <table:table-cell/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-D2PAK</text:p>
          </table:table-cell>
          <table:table-cell office:value-type="string">
            <text:p>LT1965EQ#PBF-ND</text:p>
          </table:table-cell>
          <table:table-cell office:value-type="string">
            <text:p>LT1965EQ#PBF</text:p>
          </table:table-cell>
          <table:table-cell/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6-SOIC</text:p>
          </table:table-cell>
          <table:table-cell office:value-type="string">
            <text:p>296-19851-1-ND</text:p>
          </table:table-cell>
          <table:table-cell office:value-type="string">
            <text:p>MAX3232ECDR</text:p>
          </table:table-cell>
          <table:table-cell/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8-SOIC</text:p>
          </table:table-cell>
          <table:table-cell office:value-type="string">
            <text:p>PIC32MX250F128B-I/SO-ND</text:p>
          </table:table-cell>
          <table:table-cell office:value-type="string">
            <text:p>PIC32MX250F128B-I/SO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 </meta:initial-creator>
    <meta:creation-date>2016-01-19T13:43:20</meta:creation-date>
    <meta:generator>LibreOffice/3.5$Linux_X86_64 LibreOffice_project/350m1$Build-2</meta:generator>
    <dc:date>2016-01-19T13:44:48</dc:date>
    <dc:creator>elliot </dc:creator>
    <meta:editing-duration>P0D</meta:editing-duration>
    <meta:editing-cycles>1</meta:editing-cycles>
    <meta:document-statistic meta:table-count="3" meta:cell-count="289" meta:object-count="0"/>
  </office:meta>
</office:document-meta>
</file>